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9ae" draw:fill-color="#fff9ae" draw:textarea-horizontal-align="justify" draw:textarea-vertical-align="middle" draw:auto-grow-height="false" fo:min-height="1.02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21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3715a" draw:fill-color="#f3715a" draw:textarea-horizontal-align="justify" draw:textarea-vertical-align="middle" draw:auto-grow-height="false" fo:min-height="0.766cm" fo:min-width="5.97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2.544cm" fo:min-width="10.422cm"/>
    </style:style>
    <style:style style:name="gr7" style:family="graphic" style:parent-style-name="standard">
      <style:graphic-properties draw:fill-color="#c2e0ae" draw:textarea-horizontal-align="justify" draw:textarea-vertical-align="middle" draw:auto-grow-height="false" fo:min-height="2.544cm" fo:min-width="8.644cm"/>
    </style:style>
    <style:style style:name="gr8" style:family="graphic" style:parent-style-name="standard">
      <style:graphic-properties draw:stroke="none" svg:stroke-color="#000000" draw:fill="none" draw:fill-color="#ffffff" fo:min-height="3.864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2.544cm" fo:min-width="6.104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2.544cm" fo:min-width="5.596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3715a"/>
      <style:paragraph-properties fo:text-align="center"/>
    </style:style>
    <style:style style:name="P5" style:family="paragraph">
      <loext:graphic-properties draw:fill-color="#c2e0a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aa61a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background-color="#c2e0ae" style:font-size-asian="16pt" style:font-size-complex="16pt"/>
    </style:style>
    <style:style style:name="T4" style:family="text">
      <style:text-properties fo:font-size="16pt" fo:background-color="#faa61a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27cm" svg:x="2.397cm" svg:y="2.905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27cm" svg:x="12.684cm" svg:y="2.905cm">
          <text:p text:style-name="P1">Simulation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02cm" svg:y1="4.175cm" svg:x2="4.429cm" svg:y2="23.225cm">
          <text:p/>
        </draw:line>
        <draw:line draw:style-name="gr3" draw:text-style-name="P3" draw:layer="layout" svg:x1="15.603cm" svg:y1="4.175cm" svg:x2="15.73cm" svg:y2="23.225cm">
          <text:p/>
        </draw:line>
        <draw:custom-shape draw:style-name="gr4" draw:text-style-name="P4" draw:layer="layout" svg:width="6.477cm" svg:height="1.016cm" draw:transform="rotate (-1.5707963267949) translate (16.176cm 6.017cm)">
          <text:p text:style-name="P1">Propagat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302cm" svg:y1="4.937cm" svg:x2="15.605cm" svg:y2="6.08cm">
          <text:p/>
        </draw:line>
        <draw:line draw:style-name="gr5" draw:text-style-name="P3" draw:layer="layout" svg:x1="15.605cm" svg:y1="12.43cm" svg:x2="4.302cm" svg:y2="14.208cm">
          <text:p/>
        </draw:line>
        <draw:custom-shape draw:style-name="gr4" draw:text-style-name="P4" draw:layer="layout" svg:width="6.477cm" svg:height="1.016cm" draw:transform="rotate (-1.5707963267949) translate (16.24cm 18.653cm)">
          <text:p text:style-name="P1">Propagate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429cm" svg:y1="17.129cm" svg:x2="15.605cm" svg:y2="18.653cm">
          <text:p/>
        </draw:line>
        <draw:custom-shape draw:style-name="gr6" draw:text-style-name="P5" draw:layer="layout" svg:width="10.922cm" svg:height="2.794cm" svg:x="4.556cm" svg:y="14.335cm">
          <text:p text:style-name="P1">Walltime Simulation idl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144cm" svg:height="2.794cm" draw:transform="rotate (-1.5707963267949) translate (4.021cm 4.964cm)">
          <text:p text:style-name="P1">Walltime Simulation propagating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9cm" svg:height="4.114cm" svg:x="1cm" svg:y="25.207cm">
          <draw:text-box>
            <text:p><text:span text:style-name="T1">When measuring the walltime on the server <text:s/>side </text:span><text:span text:style-name="T2">(</text:span><text:span text:style-name="T3">green</text:span><text:span text:style-name="T2"> boxes) we count the time that is needed to </text:span><text:span text:style-name="T2">send the data to the simulation and the time that </text:span><text:span text:style-name="T2">is needed to receive a simulations state to the </text:span><text:span text:style-name="T2">simulation’s propagation’s time. Especially if the </text:span><text:span text:style-name="T2">server is overloaded these transport times can </text:span><text:span text:style-name="T2">have an important impact. Thus we permit </text:span><text:span text:style-name="T2">measuring on the API side as well. (See </text:span><text:span text:style-name="T4">orange</text:span><text:span text:style-name="T2"> </text:span><text:span text:style-name="T2">boxes)</text:span></text:p>
          </draw:text-box>
        </draw:frame>
        <draw:custom-shape draw:style-name="gr9" draw:text-style-name="P7" draw:layer="layout" svg:width="6.604cm" svg:height="2.794cm" draw:transform="rotate (-1.5707963267949) translate (19.034cm 5.953cm)">
          <text:p text:style-name="P1">Walltime </text:p>
          <text:p text:style-name="P1">Simulation propagating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096cm" svg:height="2.794cm" draw:transform="rotate (-1.5707963267949) translate (19.034cm 12.557cm)">
          <text:p text:style-name="P1">Walltime </text:p>
          <text:p text:style-name="P1">Simulation id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0:01:38.602073105</meta:creation-date>
    <dc:date>2020-02-18T10:13:58.310756333</dc:date>
    <meta:editing-duration>PT12M20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